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.909cm"/>
    </style:style>
    <style:style style:name="co7" style:family="table-column">
      <style:table-column-properties fo:break-before="auto" style:column-width="3.07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0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</style:style>
    <style:style style:name="ce15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8" style:family="table-cell" style:parent-style-name="Default">
      <style:table-cell-properties style:diagonal-bl-tr="none" style:diagonal-tl-br="none" fo:border="0.088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2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value-type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int-ranges="Feuil1.A2:Feuil1.K3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7" table:number-columns-repeated="2" table:default-cell-style-name="Default"/>
        <table:table-column table:style-name="co2" table:number-columns-repeated="1013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Année 2016-2017</text:p>
          </table:table-cell>
          <table:table-cell table:style-name="ce1"/>
          <table:table-cell table:style-name="ce18" office:value-type="string">
            <text:p>Groupe : 6</text:p>
          </table:table-cell>
          <table:table-cell table:style-name="ce19"/>
          <table:table-cell table:style-name="ce18" office:value-type="string">
            <text:p>Classe : TS4</text:p>
          </table:table-cell>
          <table:table-cell table:style-name="ce21"/>
          <table:table-cell table:style-name="ce23" office:value-type="string" table:number-columns-spanned="5" table:number-rows-spanned="1">
            <text:p>Noms : Josselin SOMERVILLE</text:p>
          </table:table-cell>
          <table:covered-table-cell table:number-columns-repeated="3" table:style-name="ce24"/>
          <table:covered-table-cell table:style-name="ce25"/>
          <table:table-cell table:style-name="ce2"/>
          <table:table-cell table:style-name="ce1"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 table:number-columns-spanned="2" table:number-rows-spanned="1">
            <text:p>Avant début projet</text:p>
          </table:table-cell>
          <table:covered-table-cell table:style-name="ce2"/>
          <table:table-cell table:number-columns-repeated="2"/>
          <table:table-cell table:style-name="ce20" office:value-type="string" table:number-columns-spanned="7" table:number-rows-spanned="1">
            <text:p>Nom du Projet: RPG</text:p>
          </table:table-cell>
          <table:covered-table-cell table:number-columns-repeated="5" table:style-name="ce22"/>
          <table:covered-table-cell table:style-name="ce26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table:number-columns-spanned="11" table:number-rows-spanned="3">
            <text:p>Objectifs de la séance: <text:s text:c="2"/>Commencer la programmation du jeu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11" table:number-rows-spanned="8">
            <text:p>Travail effectué et par qui : Je ne vais pas détailler tout ce que j'ai fais ( ce serait trop long ), mais globalement : apprendre le langage C++, me familiariser avec le framework Qt, trouver des images disponibles pour le jeu ( maps, tilesets, sprites, faces, … ), programmation du personnage ( déplacement, inventaire, sorts, statistiques, …. ) ( pas encore finie ). Programmation d'un algorithme de recherche de chemin. Programmation des sorts, des dégats, et pleins d'autres choses ….</text:p>
          </table:table-cell>
          <table:covered-table-cell table:number-columns-repeated="9" table:style-name="ce14"/>
          <table:covered-table-cell table:style-name="ce30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8"/>
          <table:covered-table-cell table:number-columns-repeated="9" table:style-name="ce15"/>
          <table:covered-table-cell table:style-name="ce3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6">
          <table:table-cell table:style-name="ce9" office:value-type="string" table:number-columns-spanned="11" table:number-rows-spanned="2">
            <text:p>Sites consultés – bibliographie: La doc officielle de Qt, le site du compilateur MSDN ( pour les erreurs du compilateur ), et beaucoup de forums.</text:p>
          </table:table-cell>
          <table:covered-table-cell table:number-columns-repeated="9" table:style-name="ce16"/>
          <table:covered-table-cell table:style-name="ce33"/>
          <table:table-cell table:number-columns-repeated="1013"/>
        </table:table-row>
        <table:table-row table:style-name="ro6">
          <table:covered-table-cell table:style-name="ce10"/>
          <table:covered-table-cell table:number-columns-repeated="9" table:style-name="ce17"/>
          <table:covered-table-cell table:style-name="ce34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7">
          <table:table-cell table:style-name="ce3" office:value-type="string" table:number-columns-spanned="11" table:number-rows-spanned="5">
            <text:p>Problèmes rencontrés : Tout un langage à apprendre et puis surtout des heures et des heures à essayer de comprendre pourquoi ça ne marche pas.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7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7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7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7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8">
          <table:table-cell table:style-name="ce3" office:value-type="string" table:number-columns-spanned="11" table:number-rows-spanned="3">
            <text:p>Travail prévu pour la prochaine séance :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8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8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 table:number-rows-repeated="6">
          <table:table-cell table:number-columns-repeated="1024"/>
        </table:table-row>
        <table:table-row table:style-name="ro9">
          <table:table-cell table:style-name="ce1" office:value-type="string">
            <text:p>Année 2016-2017</text:p>
          </table:table-cell>
          <table:table-cell table:style-name="ce1"/>
          <table:table-cell table:style-name="ce18" office:value-type="string">
            <text:p>Groupe : 6</text:p>
          </table:table-cell>
          <table:table-cell table:style-name="ce19"/>
          <table:table-cell table:style-name="ce18" office:value-type="string">
            <text:p>Classe : TS4</text:p>
          </table:table-cell>
          <table:table-cell table:style-name="ce21"/>
          <table:table-cell table:style-name="ce23" office:value-type="string" table:number-columns-spanned="5" table:number-rows-spanned="1">
            <text:p>Noms : Josselin SOMERVILLE</text:p>
          </table:table-cell>
          <table:covered-table-cell table:number-columns-repeated="3" table:style-name="ce24"/>
          <table:covered-table-cell table:style-name="ce25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0">
          <table:table-cell table:style-name="ce2" office:value-type="string" table:number-columns-spanned="2" table:number-rows-spanned="1">
            <text:p>Séance N° 1 <text:s text:c="3"/>du 6/03</text:p>
          </table:table-cell>
          <table:covered-table-cell table:style-name="ce2"/>
          <table:table-cell table:number-columns-repeated="2"/>
          <table:table-cell table:style-name="ce20" office:value-type="string" table:number-columns-spanned="7" table:number-rows-spanned="1">
            <text:p>Nom du Projet: RPG</text:p>
          </table:table-cell>
          <table:covered-table-cell table:number-columns-repeated="5" table:style-name="ce22"/>
          <table:covered-table-cell table:style-name="ce26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table:number-columns-spanned="11" table:number-rows-spanned="3">
            <text:p>Objectifs de la séance: <text:s text:c="2"/>Brainstorming sur les objectifs du projet et les limites du développement du jeu <text:s text:c="5"/>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11" table:number-rows-spanned="8">
            <text:p>Travail effectué et par qui : Planification <text:s/>avec Gwendal de la carte du monde de notre jeu. <text:s/>Brainstorming sur les limites de notre jeu.</text:p>
          </table:table-cell>
          <table:covered-table-cell table:number-columns-repeated="9" table:style-name="ce14"/>
          <table:covered-table-cell table:style-name="ce30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8"/>
          <table:covered-table-cell table:number-columns-repeated="9" table:style-name="ce15"/>
          <table:covered-table-cell table:style-name="ce3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table:number-columns-spanned="11" table:number-rows-spanned="2">
            <text:p>Sites consultés – bibliographie: Pas de sites</text:p>
          </table:table-cell>
          <table:covered-table-cell table:number-columns-repeated="9" table:style-name="ce16"/>
          <table:covered-table-cell table:style-name="ce33"/>
          <table:table-cell table:number-columns-repeated="1013"/>
        </table:table-row>
        <table:table-row table:style-name="ro3">
          <table:covered-table-cell table:style-name="ce10"/>
          <table:covered-table-cell table:number-columns-repeated="9" table:style-name="ce17"/>
          <table:covered-table-cell table:style-name="ce34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table:number-columns-spanned="11" table:number-rows-spanned="5">
            <text:p>Problèmes rencontrés : Aucun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table:number-columns-spanned="11" table:number-rows-spanned="3">
            <text:p>Travail prévu pour la prochaine séance : Créer de nouveaux effets de particules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 table:number-rows-repeated="8">
          <table:table-cell table:number-columns-repeated="1024"/>
        </table:table-row>
        <table:table-row table:style-name="ro9">
          <table:table-cell table:style-name="ce1" office:value-type="string">
            <text:p>Année 2016-2017</text:p>
          </table:table-cell>
          <table:table-cell table:style-name="ce1"/>
          <table:table-cell table:style-name="ce18" office:value-type="string">
            <text:p>Groupe : 6</text:p>
          </table:table-cell>
          <table:table-cell table:style-name="ce19"/>
          <table:table-cell table:style-name="ce18" office:value-type="string">
            <text:p>Classe : TS4</text:p>
          </table:table-cell>
          <table:table-cell table:style-name="ce21"/>
          <table:table-cell table:style-name="ce23" office:value-type="string" table:number-columns-spanned="5" table:number-rows-spanned="1">
            <text:p>Noms : Josselin SOMERVILLE</text:p>
          </table:table-cell>
          <table:covered-table-cell table:number-columns-repeated="3" table:style-name="ce24"/>
          <table:covered-table-cell table:style-name="ce25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0">
          <table:table-cell table:style-name="ce2" office:value-type="string" table:number-columns-spanned="2" table:number-rows-spanned="1">
            <text:p>Séance N° 2 <text:s text:c="3"/>du 13/03</text:p>
          </table:table-cell>
          <table:covered-table-cell table:style-name="ce2"/>
          <table:table-cell table:number-columns-repeated="2"/>
          <table:table-cell table:style-name="ce20" office:value-type="string" table:number-columns-spanned="7" table:number-rows-spanned="1">
            <text:p>Nom du Projet: RPG</text:p>
          </table:table-cell>
          <table:covered-table-cell table:number-columns-repeated="5" table:style-name="ce22"/>
          <table:covered-table-cell table:style-name="ce26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table:number-columns-spanned="11" table:number-rows-spanned="3">
            <text:p>Objectifs de la séance: <text:s/>Avancement des sorts <text:s text:c="5"/>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11" table:number-rows-spanned="8">
            <text:p>Travail effectué et par qui : Création de 2 nouveaux sorts fonctionnels</text:p>
          </table:table-cell>
          <table:covered-table-cell table:number-columns-repeated="9" table:style-name="ce14"/>
          <table:covered-table-cell table:style-name="ce30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7"/>
          <table:covered-table-cell table:number-columns-repeated="9" table:style-name="ce12"/>
          <table:covered-table-cell table:style-name="ce31"/>
          <table:table-cell table:number-columns-repeated="1013"/>
        </table:table-row>
        <table:table-row table:style-name="ro3">
          <table:covered-table-cell table:style-name="ce8"/>
          <table:covered-table-cell table:number-columns-repeated="9" table:style-name="ce15"/>
          <table:covered-table-cell table:style-name="ce3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table:number-columns-spanned="11" table:number-rows-spanned="2">
            <text:p>Sites consultés – bibliographie: Pas de sites</text:p>
          </table:table-cell>
          <table:covered-table-cell table:number-columns-repeated="9" table:style-name="ce16"/>
          <table:covered-table-cell table:style-name="ce33"/>
          <table:table-cell table:number-columns-repeated="1013"/>
        </table:table-row>
        <table:table-row table:style-name="ro3">
          <table:covered-table-cell table:style-name="ce10"/>
          <table:covered-table-cell table:number-columns-repeated="9" table:style-name="ce17"/>
          <table:covered-table-cell table:style-name="ce34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table:number-columns-spanned="11" table:number-rows-spanned="5">
            <text:p>Problèmes rencontrés : Aucun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table:number-columns-spanned="11" table:number-rows-spanned="3">
            <text:p>Travail prévu pour la prochaine séance : Avancer les projectiles ( par exemple flèches )</text:p>
          </table:table-cell>
          <table:covered-table-cell table:number-columns-repeated="9" table:style-name="ce11"/>
          <table:covered-table-cell table:style-name="ce27"/>
          <table:table-cell table:number-columns-repeated="1013"/>
        </table:table-row>
        <table:table-row table:style-name="ro3">
          <table:covered-table-cell table:style-name="ce4"/>
          <table:covered-table-cell table:number-columns-repeated="9" table:style-name="ce12"/>
          <table:covered-table-cell table:style-name="ce28"/>
          <table:table-cell table:number-columns-repeated="1013"/>
        </table:table-row>
        <table:table-row table:style-name="ro3">
          <table:covered-table-cell table:style-name="ce5"/>
          <table:covered-table-cell table:number-columns-repeated="9" table:style-name="ce13"/>
          <table:covered-table-cell table:style-name="ce29"/>
          <table:table-cell table:number-columns-repeated="1013"/>
        </table:table-row>
        <table:named-expressions/>
      </table:table>
      <table:table table:name="Feuil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range table:name="Excel_BuiltIn_Print_Area_1" table:base-cell-address="$Feuil1.$A$1" table:cell-range-address="$Feuil1.$A$2:.$K$3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45cm" fo:margin-bottom="1.245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19/03/2017</text:date>, <text:time>23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</meta:initial-creator>
    <meta:creation-date>2006-09-16T18:17:20</meta:creation-date>
    <dc:date>2017-03-19T23:20:56.21</dc:date>
    <meta:print-date>2014-09-25T11:56:15</meta:print-date>
    <meta:generator>OpenOffice/4.1.1$Win32 OpenOffice.org_project/411m6$Build-9775</meta:generator>
    <meta:editing-duration>PT28M31S</meta:editing-duration>
    <meta:editing-cycles>2</meta:editing-cycles>
    <dc:creator>Josselin Somerville</dc:creator>
    <meta:document-statistic meta:table-count="3" meta:cell-count="33" meta:object-count="0"/>
  </office:meta>
</office:document-meta>
</file>